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1766E8BC4C2058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03cm, 0cm, 0cm, 1.88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82cm" svg:height="9.779cm" svg:x="1.508cm" svg:y="9.89cm">
          <draw:image xlink:href="Pictures/1000020100000780000004381766E8BC4C20588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3T13:30:20.421001558</dc:date>
    <meta:editing-duration>PT1M22S</meta:editing-duration>
    <meta:editing-cycles>1</meta:editing-cycles>
    <meta:document-statistic meta:object-count="1"/>
    <meta:generator>LibreOffice/6.4.7.2$Linux_X86_64 LibreOffice_project/40$Build-2</meta:generator>
  </office:meta>
</office:document-meta>
</file>